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6" style:family="paragraph" style:parent-style-name="Heading_20_1">
      <style:text-properties officeooo:rsid="0010924f" officeooo:paragraph-rsid="0005aa60"/>
    </style:style>
    <style:style style:name="P57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3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4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style:font-name="Ubuntu Mono" officeooo:rsid="0005aa60"/>
    </style:style>
    <style:style style:name="T22" style:family="text">
      <style:text-properties fo:color="#729fcf" style:font-name="Ubuntu Mono1" fo:font-size="10.3999996185303pt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officeooo:rsid="0026d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6" text:outline-level="1">Name: Dheeraj Chaudhary</text:h>
      <text:h text:style-name="P56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65"><text:s text:c="6"/><text:span text:style-name="T5">Jan <text:s/>Feb <text:s/>Mar <text:s/>Apr <text:s/>May <text:s/>Jun <text:s/>Jul <text:s/>Aug <text:s/>Sep <text:s/>Oct <text:s/>Nov <text:s/>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 <text:s/>970 <text:s/>999 1208 1467 2059</text:p>
      <text:p text:style-name="P64">1977 2240 1634 1722 1801 1246 1162 1087 1013 <text:s/>959 1179 1229 1655</text:p>
      <text:p text:style-name="P64">1978 2019 2284 1942 1423 1340 1187 1098 1004 <text:s/>970 1140 1110 1812</text:p>
      <text:p text:style-name="P64">1979 2263 1820 1846 1531 1215 1075 1056 <text:s/>975 <text:s/>940 1081 1294 1341</text:p>
      <text:p text:style-name="P50"/>
      <text:p text:style-name="P3">start(mdeaths)</text:p>
      <text:p text:style-name="P58"><text:bookmark text:name="rstudio_console_output2"/><text:span text:style-name="T26">######## </text:span><text:span text:style-name="T28">OUTPUT</text:span> </text:p>
      <text:p text:style-name="P58"><text:tab/></text:p>
      <text:p text:style-name="P58"><text:tab/><text:tab/>1974 <text:s text:c="3"/>1</text:p>
      <text:p text:style-name="P3"/>
      <text:p text:style-name="P3">end(mdeaths)</text:p>
      <text:p text:style-name="P58"><text:bookmark text:name="rstudio_console_output3"/><text:span text:style-name="T26">######## </text:span><text:span text:style-name="T28">OUTPUT</text:span> </text:p>
      <text:p text:style-name="P58"><text:tab/><text:tab/></text:p>
      <text:p text:style-name="P58"><text:tab/><text:tab/>1979 <text:s text:c="2"/>12</text:p>
      <text:p text:style-name="P3"/>
      <text:p text:style-name="P53">############ <text:span text:style-name="T30">Q.2) </text:span>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30"><text:s/></text:span>Check whether it is an object or not <text:span text:style-name="T30">############</text:span></text:p>
      <text:p text:style-name="P5">is.ts(<text:span text:style-name="T12">my_</text:span><text:span text:style-name="T11">Object</text:span>)</text:p>
      <text:p text:style-name="P4"><text:span text:style-name="T26">###### OUTPUT</text:span> </text:p>
      <text:p text:style-name="P59"><text:bookmark text:name="rstudio_console_output4"/>[1] TRUE</text:p>
      <text:p text:style-name="P13"/>
      <text:p text:style-name="P13"/>
      <text:p text:style-name="P13"/>
      <text:p text:style-name="P14"/>
      <text:p text:style-name="P61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3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1">#################### <text:span text:style-name="T30">Q.3)</text:span> PLOT OF YEARLY MEAN VALUES ARE #############</text:p>
      <text:p text:style-name="P15">plot(aggregate(<text:span text:style-name="T7">my_</text:span><text:span text:style-name="T6">Object</text:span>,FUN = mean))</text:p>
      <text:p text:style-name="P62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0">Q.4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><text:soft-page-break/></text:p>
      <text:p text:style-name="P16"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7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4">Model Information:</text:p>
      <text:p text:style-name="P54">Holt-Winters' additive method </text:p>
      <text:p text:style-name="P51"/>
      <text:p text:style-name="P54">Call:</text:p>
      <text:p text:style-name="P55"> <text:span text:style-name="T17">hw(y = train, h = 18, seasonal = "additive") </text:span></text:p>
      <text:p text:style-name="P51"/>
      <text:p text:style-name="P55">  <text:span text:style-name="T17">Smoothing parameters:</text:span></text:p>
      <text:p text:style-name="P55">    <text:span text:style-name="T17">alpha = 1e-04 </text:span></text:p>
      <text:p text:style-name="P55">    <text:span text:style-name="T17">beta  = 1e-04 </text:span></text:p>
      <text:p text:style-name="P55">    <text:span text:style-name="T17">gamma = 2e-04 </text:span></text:p>
      <text:p text:style-name="P51"/>
      <text:p text:style-name="P55">  <text:span text:style-name="T17">Initial states:</text:span></text:p>
      <text:p text:style-name="P55">    <text:span text:style-name="T17">l = 1618.6168 </text:span></text:p>
      <text:p text:style-name="P55">    <text:span text:style-name="T17">b = -3.2349 </text:span></text:p>
      <text:p text:style-name="P55">    <text:span text:style-name="T17">s = 369.3278 -68.9199 -225.7441 -502.8133 -474.9254 -366.2004</text:span></text:p>
      <text:p text:style-name="P55">           <text:span text:style-name="T17">-307.6114 -236.3283 158.7177 504.9388 617.2867 532.2718</text:span></text:p>
      <text:p text:style-name="P51"/>
      <text:p text:style-name="P55">  <text:span text:style-name="T17">sigma:  192.1291</text:span></text:p>
      <text:p text:style-name="P51"/>
      <text:p text:style-name="P55">     <text:span text:style-name="T17">AIC     AICc   BIC </text:span></text:p>
      <text:p text:style-name="P54">798.3117 815.3117 832.1245 </text:p>
      <text:p text:style-name="P51"/>
      <text:p text:style-name="P54">Error measures:</text:p>
      <text:p text:style-name="P55">                   <text:span text:style-name="T17">ME     RMSE   MAE   MPE MAPE     MASE ACF1</text:span></text:p>
      <text:p text:style-name="P54">Training set 4.543167 161.1714 110.868 -0.3603639 6.606394 0.572891 0.192809</text:p>
      <text:p text:style-name="P51"/>
      <text:p text:style-name="P54">Forecasts:</text:p>
      <text:p text:style-name="P55"><text:soft-page-break/>         <text:span text:style-name="T17">Point Forecast     Lo 80 Hi 80 Lo 95    Hi 95</text:span></text:p>
      <text:p text:style-name="P54">Jul 1978      1076.0085 829.7852 1322.232  699.4424 1452.575</text:p>
      <text:p text:style-name="P54">Aug 1978       964.0788 717.8555 1210.302  587.5127 1340.645</text:p>
      <text:p text:style-name="P54">Sep 1978       932.9994 686.7760 1179.223  556.4332 1309.565</text:p>
      <text:p text:style-name="P54">Oct 1978      1206.8411 960.6177 1453.064  830.2749 1583.407</text:p>
      <text:p text:style-name="P54">Nov 1978      1360.4591 1114.2357 1606.683  983.8929 1737.025</text:p>
      <text:p text:style-name="P54">Dec 1978      1795.5011 1549.2776 2041.725 1418.9348 2172.067</text:p>
      <text:p text:style-name="P54">Jan 1979      1955.2547 1709.0312 2201.478 1578.6884 2331.821</text:p>
      <text:p text:style-name="P54">Feb 1979      2037.0099 1790.7863 2283.234 1660.4434 2413.576</text:p>
      <text:p text:style-name="P54">Mar 1979      1921.4300 1675.2063 2167.654 1544.8634 2297.997</text:p>
      <text:p text:style-name="P54">Apr 1979      1572.0339 1325.8100 1818.258 1195.4670 1948.601</text:p>
      <text:p text:style-name="P54">May 1979      1173.8253 927.6013 1420.049  797.2582 1550.392</text:p>
      <text:p text:style-name="P54">Jun 1979      1099.2835 853.0594 1345.508  722.7162 1475.851</text:p>
      <text:p text:style-name="P54">Jul 1979      1037.4852 791.2608 1283.710  660.9174 1414.053</text:p>
      <text:p text:style-name="P54">Aug 1979       925.5555 679.3308 1171.780  548.9874 1302.124</text:p>
      <text:p text:style-name="P54">Sep 1979       894.4761 648.2511 1140.701  517.9075 1271.045</text:p>
      <text:p text:style-name="P54">Oct 1979      1168.3178 922.0925 1414.543  791.7488 1544.887</text:p>
      <text:p text:style-name="P54">Nov 1979      1321.9358 1075.7102 1568.161  945.3663 1698.505</text:p>
      <text:p text:style-name="P54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4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4">1978                               1098 1004 970 1140 1110 1812</text:p>
      <text:p text:style-name="P54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4">1  1076.0085 1098</text:p>
      <text:p text:style-name="P54">2   964.0788 1004</text:p>
      <text:p text:style-name="P54">3   932.9994  970</text:p>
      <text:p text:style-name="P54">4  1206.8411 1140</text:p>
      <text:p text:style-name="P54">5  1360.4591 1110</text:p>
      <text:p text:style-name="P54">6  1795.5011 1812</text:p>
      <text:p text:style-name="P54">7  1955.2547 2263</text:p>
      <text:p text:style-name="P54">8  2037.0099 1820</text:p>
      <text:p text:style-name="P54">9  1921.4300 1846</text:p>
      <text:p text:style-name="P54">10 1572.0339 1531</text:p>
      <text:p text:style-name="P54">11 1173.8253 1215</text:p>
      <text:p text:style-name="P54">12 1099.2835 1075</text:p>
      <text:p text:style-name="P54">13 1037.4852 1056</text:p>
      <text:p text:style-name="P54">14  925.5555  975</text:p>
      <text:p text:style-name="P54">15  894.4761  940</text:p>
      <text:p text:style-name="P54">16 1168.3178 1081</text:p>
      <text:p text:style-name="P54">17 1321.9358 1294</text:p>
      <text:p text:style-name="P54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8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4">1978                               1032 927 917 1164 1313 1749</text:p>
      <text:p text:style-name="P54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7">############## MODEL OF THE DATA USING <text:span text:style-name="T19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4">ARIMA(0,0,2)(1,1,0)[12] with drift </text:p>
      <text:p text:style-name="P51"/>
      <text:p text:style-name="P54">Coefficients:</text:p>
      <text:p text:style-name="P55">         <text:span text:style-name="T17">ma1      ma2 sar1    drift</text:span></text:p>
      <text:p text:style-name="P55">      <text:span text:style-name="T17">0.2757  -0.3298 -0.5996  -4.7405</text:span></text:p>
      <text:p text:style-name="P54">s.e.  0.1750   0.1997 0.1195   1.8286</text:p>
      <text:p text:style-name="P51"/>
      <text:p text:style-name="P54">sigma^2 estimated as 47385:  log likelihood=-286.47</text:p>
      <text:p text:style-name="P54">AIC=582.95   AICc=584.62 BIC=591.64</text:p>
      <text:p text:style-name="Text_20_body"><text:line-break/></text:p>
      <text:p text:style-name="P36">############# PREDICTED <text:span text:style-name="T20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4">Jul 1978       937.5533 658.5834 1216.523  510.9057 1364.201</text:p>
      <text:p text:style-name="P54">Aug 1978       889.9089 600.5321 1179.286  447.3453 1332.472</text:p>
      <text:p text:style-name="P54">Sep 1978       891.9903 588.3411 1195.639  427.5990 1356.382</text:p>
      <text:p text:style-name="P54">Oct 1978      1105.3951 801.7460 1409.044  641.0038 1569.786</text:p>
      <text:p text:style-name="P54">Nov 1978      1280.7029 977.0538 1584.352  816.3116 1745.094</text:p>
      <text:p text:style-name="P54">Dec 1978      1806.2297 1502.5805 2109.879 1341.8384 2270.621</text:p>
      <text:p text:style-name="P54">Jan 1979      2060.5104 1756.8613 2364.160 1596.1191 2524.902</text:p>
      <text:p text:style-name="P54">Feb 1979      1803.2946 1499.6455 2106.944 1338.9033 2267.686</text:p>
      <text:p text:style-name="P54">Mar 1979      1719.1050 1415.4558 2022.754 1254.7137 2183.496</text:p>
      <text:p text:style-name="P54">Apr 1979      1558.6412 1254.9920 1862.290 1094.2499 2023.032</text:p>
      <text:p text:style-name="P54"><text:soft-page-break/>May 1979      1192.6494 889.0002 1496.299  728.2581 1657.041</text:p>
      <text:p text:style-name="P54">Jun 1979      1081.0189 777.3698 1384.668  616.6276 1545.410</text:p>
      <text:p text:style-name="P54">Jul 1979       936.1633 612.6171 1259.710  441.3421 1430.985</text:p>
      <text:p text:style-name="P54">Aug 1979       872.7172 547.7086 1197.726  375.6594 1369.775</text:p>
      <text:p text:style-name="P54">Sep 1979       841.1745 514.0845 1168.264  340.9336 1341.415</text:p>
      <text:p text:style-name="P54">Oct 1979      1058.5335 731.4436 1385.623  558.2926 1558.774</text:p>
      <text:p text:style-name="P54">Nov 1979      1158.7119 831.6220 1485.802  658.4710 1658.953</text:p>
      <text:p text:style-name="P54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3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3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0:43.028175057</dc:date>
    <meta:editing-duration>PT1H48M</meta:editing-duration>
    <meta:editing-cycles>41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70" meta:character-count="9664" meta:non-whitespace-character-count="8062"/>
  </office:meta>
</office:document-meta>
</file>